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18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ectronic component databas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>
            <text:p>ComponentType</text:p>
          </table:table-cell>
          <table:table-cell table:style-name="ce1" office:value-type="string" calcext:value-type="string">
            <text:p>ComponentSubTyp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PartNumber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<text:s/>DatasheetLink</text:p>
          </table:table-cell>
          <table:table-cell office:value-type="string" calcext:value-type="string">
            <text:p><text:s/>Notes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current regulator, voltage regulato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P4068-SOT23-5</text:p>
          </table:table-cell>
          <table:table-cell office:value-type="string" calcext:value-type="string">
            <text:p>2004281203_LOWPOWER-LP4068B5F_C517034.pdf</text:p>
          </table:table-cell>
          <table:table-cell office:value-type="string" calcext:value-type="string">
            <text:p>https://datasheet.lcsc.com/lcsc/2004281203_LOWPOWER-LP4068B5F_C517034.pdf</text:p>
          </table:table-cell>
          <table:table-cell office:value-type="string" calcext:value-type="string">
            <text:p>from lost mary vape</text:p>
          </table:table-cell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14 I/O + 12-ch ADC 8-bit EPROM-Based MCU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Y8B062D</text:p>
          </table:table-cell>
          <table:table-cell office:value-type="string" calcext:value-type="string">
            <text:p>NY8B062DS8.png</text:p>
          </table:table-cell>
          <table:table-cell office:value-type="string" calcext:value-type="string">
            <text:p>https://datasheet.lcsc.com/lcsc/2209011730_Nyquest-Tech-NY8B062D_C5143393.pdf</text:p>
          </table:table-cell>
          <table:table-cell office:value-type="string" calcext:value-type="string">
            <text:p>from lost mary va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6:42:46.642020610</meta:creation-date>
    <dc:date>2024-02-01T01:28:49.713056657</dc:date>
    <meta:editing-duration>PT8H25M42S</meta:editing-duration>
    <meta:editing-cycles>1</meta:editing-cycles>
    <meta:document-statistic meta:table-count="1" meta:cell-count="23" meta:object-count="0"/>
    <meta:generator>LibreOffice/7.3.7.2$Linux_X86_64 LibreOffice_project/30$Build-2</meta:generator>
  </office:meta>
</office:document-meta>
</file>